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227cm" table:align="left"/>
    </style:style>
    <style:style style:name="Tabela1.A" style:family="table-column">
      <style:table-column-properties style:column-width="2.402cm"/>
    </style:style>
    <style:style style:name="Tabela1.B" style:family="table-column">
      <style:table-column-properties style:column-width="3.498cm"/>
    </style:style>
    <style:style style:name="Tabela1.C" style:family="table-column">
      <style:table-column-properties style:column-width="2.519cm"/>
    </style:style>
    <style:style style:name="Tabela1.D" style:family="table-column">
      <style:table-column-properties style:column-width="1.80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text-indent="0cm" style:auto-text-indent="false"/>
    </style:style>
    <style:style style:name="P8" style:family="paragraph" style:parent-style-name="Heading_20_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9" style:family="paragraph" style:parent-style-name="Text_20_body">
      <style:text-properties officeooo:paragraph-rsid="00101b11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63d" loext:opacity="100%" style:font-name="Inter" fo:font-size="14pt" fo:letter-spacing="normal" fo:font-style="normal" fo:font-weight="normal" officeooo:paragraph-rsid="00101b11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01b11"/>
    </style:style>
    <style:style style:name="P12" style:family="paragraph" style:parent-style-name="Heading_20_4">
      <style:paragraph-properties fo:margin-left="0cm" fo:margin-right="0cm" fo:orphans="2" fo:widows="2" fo:text-indent="0cm" style:auto-text-indent="false"/>
      <style:text-properties officeooo:paragraph-rsid="00101b11"/>
    </style:style>
    <style:style style:name="P13" style:family="paragraph" style:parent-style-name="Heading_20_3">
      <style:paragraph-properties fo:margin-left="0cm" fo:margin-right="0cm" fo:orphans="2" fo:widows="2" fo:text-indent="0cm" style:auto-text-indent="false"/>
      <style:text-properties officeooo:paragraph-rsid="00101b11"/>
    </style:style>
    <style:style style:name="P14" style:family="paragraph" style:parent-style-name="Table_20_Heading">
      <style:paragraph-properties fo:margin-left="0cm" fo:margin-right="0cm" fo:text-indent="0cm" style:auto-text-indent="false"/>
    </style:style>
    <style:style style:name="P15" style:family="paragraph" style:parent-style-name="Table_20_Contents">
      <style:paragraph-properties fo:margin-left="0cm" fo:margin-right="0cm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34363d" loext:opacity="100%" style:font-name="Inter" fo:font-size="14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ormatos de Dados para APIs de Análise Financeira</text:h>
      <text:p text:style-name="Standard"/>
      <text:p text:style-name="Standard"/>
      <text:h text:style-name="Heading_20_3" text:outline-level="3"><text:span text:style-name="Strong_20_Emphasis">Formatos Mais Comuns e Eficientes:</text:span></text:h>
      <text:h text:style-name="P1" text:outline-level="4">1. <text:span text:style-name="Strong_20_Emphasis">JSON (JavaScript Object Notation)</text:span></text:h>
      <text:p text:style-name="P2"><text:span text:style-name="Strong_20_Emphasis"><text:span text:style-name="T1">{ "ticker": "AAPL", "price": 150.25, "volume": 1000000, "timestamp": "2024-01-15T10:30:00Z" }</text:span></text:span><text:span text:style-name="Strong_20_Emphasis"> </text:span></text:p>
      <text:list text:style-name="L1">
        <text:list-item>
          <text:p text:style-name="P3">✅ Leve e eficiente</text:p>
        </text:list-item>
        <text:list-item>
          <text:p text:style-name="P3">✅ Suportado por todas APIs modernas</text:p>
        </text:list-item>
        <text:list-item>
          <text:p text:style-name="P4">✅ Fácil compressão com GZIP</text:p>
        </text:list-item>
      </text:list>
      <text:h text:style-name="Heading_20_4" text:outline-level="4">2. <text:span text:style-name="Strong_20_Emphasis">CSV (Comma-Separated Values)</text:span></text:h>
      <text:p text:style-name="Text_20_body"><text:span text:style-name="Strong_20_Emphasis"><text:span text:style-name="T1">ticker,price,volume,timestamp AAPL,150.25,1000000,2024-01-15T10:30:00Z</text:span></text:span><text:span text:style-name="Strong_20_Emphasis"> </text:span></text:p>
      <text:p text:style-name="Text_20_body"><text:span text:style-name="Strong_20_Emphasis">✅ Muito compacto para dados tabulares</text:span></text:p>
      <text:list text:style-name="L2">
        <text:list-item>
          <text:p text:style-name="P5">✅ Excelente para séries temporais</text:p>
        </text:list-item>
      </text:list>
      <text:p text:style-name="Text_20_body"><text:span text:style-name="Strong_20_Emphasis"/></text:p>
      <text:h text:style-name="Heading_20_4" text:outline-level="4"><text:span text:style-name="Strong_20_Emphasis">3. Parquet/Arrow</text:span></text:h>
      <text:list text:style-name="L3">
        <text:list-item>
          <text:p text:style-name="P6">✅ Formato colunar ultra-eficiente</text:p>
        </text:list-item>
        <text:list-item>
          <text:p text:style-name="P6">✅ Compressão nativa</text:p>
        </text:list-item>
        <text:list-item>
          <text:p text:style-name="P7">✅ Ideal para grandes volume</text:p>
        </text:list-item>
      </text:list>
      <text:h text:style-name="Heading_20_3" text:outline-level="3"><text:span text:style-name="Strong_20_Emphasis">Estratégias Recomendadas para Reduzir Custos:</text:span></text:h>
      <text:h text:style-name="P8" text:outline-level="4"><text:span text:style-name="Strong_20_Emphasis">1. Compressão Adequada:</text:span></text:h>
      <text:p text:style-name="P9"><text:span text:style-name="Strong_20_Emphasis"><text:span text:style-name="T1">import gzip </text:span></text:span></text:p>
      <text:p text:style-name="P9"><text:span text:style-name="Strong_20_Emphasis"><text:span text:style-name="T1">import json </text:span></text:span></text:p>
      <text:p text:style-name="P9"><text:span text:style-name="Strong_20_Emphasis"><text:span text:style-name="T1"># Comprimir JSON com GZIP dados_financeiros = {...} </text:span></text:span></text:p>
      <text:p text:style-name="P9"><text:span text:style-name="Strong_20_Emphasis"><text:span text:style-name="T1">json_comprimido = gzip.compress( </text:span></text:span></text:p>
      <text:p text:style-name="P9"><text:span text:style-name="Strong_20_Emphasis"><text:span text:style-name="T1">json.dumps(dados_financeiros).encode() )</text:span></text:span></text:p>
      <text:p text:style-name="P9"><text:span text:style-name="Strong_20_Emphasis"><text:span text:style-name="T1"><text:s/># Redução de 70-90% no tamanho</text:span></text:span><text:span text:style-name="Strong_20_Emphasis"> </text:span></text:p>
      <text:p text:style-name="Standard"/>
      <text:h text:style-name="Heading_20_4" text:outline-level="4"><text:span text:style-name="Strong_20_Emphasis">2. Agregação de Dados:</text:span></text:h>
      <text:p text:style-name="P10"># Em vez de enviar cada tick </text:p>
      <text:p text:style-name="P10"># Agregue por minuto/hora</text:p>
      <text:p text:style-name="P10"><text:s/>dados_agregados = { "1min_candles": [...], </text:p>
      <text:p text:style-name="P11"><text:span text:style-name="T1">"hourly_volume": [...] }</text:span> </text:p>
      <text:p text:style-name="P11"/>
      <text:h text:style-name="P12" text:outline-level="4"><text:soft-page-break/><text:span text:style-name="Strong_20_Emphasis">3. Formato Binário Eficiente:</text:span></text:h>
      <text:p text:style-name="P11"/>
      <text:p text:style-name="P10">import pandas as pd # Usar Parquet para séries temporais df.to_parquet('dados.parquet', compression='snappy') </text:p>
      <text:p text:style-name="P11"><text:span text:style-name="T1"># 10-20x menor que CSV</text:span> </text:p>
      <text:p text:style-name="P11"/>
      <text:h text:style-name="P12" text:outline-level="4"><text:span text:style-name="Strong_20_Emphasis">4. Streaming/Batch:</text:span></text:h>
      <text:p text:style-name="P11"/>
      <text:p text:style-name="P10"># Enviar em lotes otimizados </text:p>
      <text:p text:style-name="P10">batch_size = 1000 # registros por chamada </text:p>
      <text:p text:style-name="P10">for batch in chunks(data, batch_size): </text:p>
      <text:p text:style-name="P11"><text:span text:style-name="T1">api.send(batch)</text:span> </text:p>
      <text:p text:style-name="P11"/>
      <text:h text:style-name="P13" text:outline-level="3"><text:span text:style-name="Strong_20_Emphasis">Comparação de Eficiência: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Formato</text:p>
            </table:table-cell>
            <table:table-cell table:style-name="Tabela1.A1" office:value-type="string">
              <text:p text:style-name="P14">Tamanho Relativo</text:p>
            </table:table-cell>
            <table:table-cell table:style-name="Tabela1.A1" office:value-type="string">
              <text:p text:style-name="P14">Suporte API</text:p>
            </table:table-cell>
            <table:table-cell table:style-name="Tabela1.A1" office:value-type="string">
              <text:p text:style-name="P14">Precisão</text:p>
            </table:table-cell>
          </table:table-row>
        </table:table-header-rows>
        <table:table-row>
          <table:table-cell table:style-name="Tabela1.A1" office:value-type="string">
            <text:p text:style-name="P15">JSON</text:p>
          </table:table-cell>
          <table:table-cell table:style-name="Tabela1.A1" office:value-type="string">
            <text:p text:style-name="P15">100%</text:p>
          </table:table-cell>
          <table:table-cell table:style-name="Tabela1.A1" office:value-type="string">
            <text:p text:style-name="P15">✅ Universal</text:p>
          </table:table-cell>
          <table:table-cell table:style-name="Tabela1.A1" office:value-type="string">
            <text:p text:style-name="P15">✅ Total</text:p>
          </table:table-cell>
        </table:table-row>
        <table:table-row>
          <table:table-cell table:style-name="Tabela1.A1" office:value-type="string">
            <text:p text:style-name="P15">JSON+GZIP</text:p>
          </table:table-cell>
          <table:table-cell table:style-name="Tabela1.A1" office:value-type="string">
            <text:p text:style-name="P15">20-30%</text:p>
          </table:table-cell>
          <table:table-cell table:style-name="Tabela1.A1" office:value-type="string">
            <text:p text:style-name="P15">✅ Comum</text:p>
          </table:table-cell>
          <table:table-cell table:style-name="Tabela1.A1" office:value-type="string">
            <text:p text:style-name="P15">✅ Total</text:p>
          </table:table-cell>
        </table:table-row>
        <table:table-row>
          <table:table-cell table:style-name="Tabela1.A1" office:value-type="string">
            <text:p text:style-name="P15">CSV</text:p>
          </table:table-cell>
          <table:table-cell table:style-name="Tabela1.A1" office:value-type="string">
            <text:p text:style-name="P15">60-70%</text:p>
          </table:table-cell>
          <table:table-cell table:style-name="Tabela1.A1" office:value-type="string">
            <text:p text:style-name="P15">✅ Comum</text:p>
          </table:table-cell>
          <table:table-cell table:style-name="Tabela1.A1" office:value-type="string">
            <text:p text:style-name="P15">✅ Total</text:p>
          </table:table-cell>
        </table:table-row>
        <table:table-row>
          <table:table-cell table:style-name="Tabela1.A1" office:value-type="string">
            <text:p text:style-name="P15">Parquet</text:p>
          </table:table-cell>
          <table:table-cell table:style-name="Tabela1.A1" office:value-type="string">
            <text:p text:style-name="P15">10-15%</text:p>
          </table:table-cell>
          <table:table-cell table:style-name="Tabela1.A1" office:value-type="string">
            <text:p text:style-name="P15">⚠️ Específico</text:p>
          </table:table-cell>
          <table:table-cell table:style-name="Tabela1.A1" office:value-type="string">
            <text:p text:style-name="Table_20_Contents">✅ Total</text:p>
          </table:table-cell>
        </table:table-row>
      </table:table>
      <text:p text:style-name="P11"/>
      <text:p text:style-name="P11"/>
      <text:h text:style-name="P13" text:outline-level="3"><text:span text:style-name="Strong_20_Emphasis">Exemplo Prático de Otimização:</text:span></text:h>
      <text:p text:style-name="P11"/>
      <text:p text:style-name="P10">import requests </text:p>
      <text:p text:style-name="P10">import gzip</text:p>
      <text:p text:style-name="P10"><text:s/>import json </text:p>
      <text:p text:style-name="P10"/>
      <text:p text:style-name="P10">def enviar_dados_otimizado(dados):</text:p>
      <text:p text:style-name="P10"><text:s/># 1. Filtrar apenas campos necessários </text:p>
      <text:p text:style-name="P10">dados_essenciais = { 'prices': dados['prices'], 'volumes': dados['volumes'], 'timestamps': dados['timestamps'] } </text:p>
      <text:p text:style-name="P10"># 2. Comprimir json_bytes = json.dumps(dados_essenciais).encode() compressed = gzip.compress(json_bytes) </text:p>
      <text:p text:style-name="P11"><text:span text:style-name="T1"># 3. Enviar com header apropriado response = requests.post( 'https://api.exemplo.com/analyze', data=compressed, headers={ 'Content-Encoding': 'gzip', 'Content-Type': 'application/json' } ) return response</text:span> </text:p>
      <text:p text:style-name="P11"/>
      <text:h text:style-name="P13" text:outline-level="3"><text:span text:style-name="Strong_20_Emphasis">Recomendação Final:</text:span></text:h>
      <text:p text:style-name="P2">Para dados financeiros, use:</text:p>
      <text:list text:style-name="L4">
        <text:list-item>
          <text:p text:style-name="P16"><text:span text:style-name="Strong_20_Emphasis">JSON com GZIP</text:span> para APIs gerais</text:p>
        </text:list-item>
        <text:list-item>
          <text:p text:style-name="P16"><text:span text:style-name="Strong_20_Emphasis">CSV comprimido</text:span> para séries temporais simples</text:p>
        </text:list-item>
        <text:list-item>
          <text:p text:style-name="P16"><text:span text:style-name="Strong_20_Emphasis">Parquet</text:span> para grandes volumes de dados históricos</text:p>
        </text:list-item>
        <text:list-item>
          <text:p text:style-name="P17"><text:span text:style-name="Strong_20_Emphasis">WebSocket/Streaming</text:span> para dados em tempo real</text:p>
        </text:list-item>
      </text:list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3:20:29.766155700</meta:creation-date>
    <dc:date>2025-10-05T13:31:34.687983500</dc:date>
    <meta:editing-duration>PT11M7S</meta:editing-duration>
    <meta:editing-cycles>1</meta:editing-cycles>
    <meta:document-statistic meta:table-count="1" meta:image-count="0" meta:object-count="0" meta:page-count="3" meta:paragraph-count="72" meta:word-count="301" meta:character-count="2229" meta:non-whitespace-character-count="1985"/>
    <meta:generator>LibreOffice/25.8.1.1$Windows_X86_64 LibreOffice_project/54047653041915e595ad4e45cccea684809c77b5</meta:generator>
  </office:meta>
</office:document-meta>
</file>